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0.2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0-04-0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sult: Chickadee wins the first scoreboard season on a goals for tiebreaker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table:style-name="ce1" office:value-type="string" calcext:value-type="string">
            <text:p>SELECT (SELECT name FROM team t WHERE t.id = g.home_team_id) as home_team,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<text:s text:c="4"/>(SELECT name FROM team t WHERE t.id = g.away_team_id) as away_team,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<text:s/>home_score, away_score, ending_period FROM game g;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2">
          <table:table-cell table:style-name="ce1" office:value-type="string" calcext:value-type="string">
            <text:p>SELECT t.location, t.name, s.win, s.loss, s.otloss, s.point, s.gf, s.ga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FROM standing s join team t on s.team_id = t.id;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0-04-04T15:26:56.256000000</dc:date>
    <meta:editing-duration>PT18M40S</meta:editing-duration>
    <meta:editing-cycles>7</meta:editing-cycles>
    <meta:document-statistic meta:table-count="1" meta:cell-count="113" meta:object-count="0"/>
  </office:meta>
</office:document-meta>
</file>